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5cm" fo:min-width="1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2.35cm"/>
    </style:style>
    <style:style style:name="gr5" style:family="graphic" style:parent-style-name="standard">
      <style:graphic-properties draw:stroke="none" svg:stroke-color="#000000" draw:fill="none" draw:fill-color="#ffffff" fo:min-height="0.95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textarea-horizontal-align="justify" draw:textarea-vertical-align="middle" draw:auto-grow-height="false" fo:min-height="1.15cm" fo:min-width="5.3cm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4.6cm"/>
    </style:style>
    <style:style style:name="gr9" style:family="graphic" style:parent-style-name="standard">
      <style:graphic-properties draw:textarea-horizontal-align="justify" draw:textarea-vertical-align="middle" draw:auto-grow-height="false" fo:min-height="1.45cm" fo:min-width="14.2cm"/>
    </style:style>
    <style:style style:name="gr10" style:family="graphic" style:parent-style-name="standard">
      <style:graphic-properties draw:textarea-horizontal-align="justify" draw:textarea-vertical-align="middle" draw:auto-grow-height="false" fo:min-height="0.493cm" fo:min-width="6.111cm"/>
    </style:style>
    <style:style style:name="gr11" style:family="graphic" style:parent-style-name="standard">
      <style:graphic-properties draw:textarea-horizontal-align="justify" draw:textarea-vertical-align="middle" draw:auto-grow-height="false" fo:min-height="0.56cm" fo:min-width="6.153cm"/>
    </style:style>
    <style:style style:name="gr12" style:family="graphic" style:parent-style-name="standard">
      <style:graphic-properties draw:textarea-horizontal-align="justify" draw:textarea-vertical-align="middle" draw:auto-grow-height="false" fo:min-height="0.627cm" fo:min-width="5.901cm"/>
    </style:style>
    <style:style style:name="gr13" style:family="graphic" style:parent-style-name="standard">
      <style:graphic-properties draw:textarea-horizontal-align="justify" draw:textarea-vertical-align="middle" draw:auto-grow-height="false" fo:min-height="0.932cm" fo:min-width="1.52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67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302cm"/>
    </style:style>
    <style:style style:name="gr16" style:family="graphic" style:parent-style-name="standard">
      <style:graphic-properties draw:textarea-horizontal-align="justify" draw:textarea-vertical-align="middle" draw:auto-grow-height="false" fo:min-height="0.83cm" fo:min-width="5.732cm"/>
    </style:style>
    <style:style style:name="gr17" style:family="graphic" style:parent-style-name="standard">
      <style:graphic-properties draw:textarea-horizontal-align="justify" draw:textarea-vertical-align="middle" draw:auto-grow-height="false" fo:min-height="0.762cm" fo:min-width="5.943cm"/>
    </style:style>
    <style:style style:name="gr18" style:family="graphic" style:parent-style-name="standard">
      <style:graphic-properties draw:textarea-horizontal-align="justify" draw:textarea-vertical-align="middle" draw:auto-grow-height="false" fo:min-height="0.831cm" fo:min-width="5.985cm"/>
    </style:style>
    <style:style style:name="gr19" style:family="graphic" style:parent-style-name="standard">
      <style:graphic-properties draw:textarea-horizontal-align="justify" draw:textarea-vertical-align="middle" draw:auto-grow-height="false" fo:min-height="0.898cm" fo:min-width="6.027cm"/>
    </style:style>
    <style:style style:name="gr20" style:family="graphic" style:parent-style-name="standard">
      <style:graphic-properties draw:textarea-horizontal-align="justify" draw:textarea-vertical-align="middle" draw:auto-grow-height="false" fo:min-height="0.83cm" fo:min-width="5.985cm"/>
    </style:style>
    <style:style style:name="gr21" style:family="graphic" style:parent-style-name="standard">
      <style:graphic-properties draw:textarea-horizontal-align="justify" draw:textarea-vertical-align="middle" draw:auto-grow-height="false" fo:min-height="0.56cm" fo:min-width="6.279cm"/>
    </style:style>
    <style:style style:name="gr22" style:family="graphic" style:parent-style-name="standard">
      <style:graphic-properties draw:textarea-horizontal-align="justify" draw:textarea-vertical-align="middle" draw:auto-grow-height="false" fo:min-height="0.85cm" fo:min-width="6.4cm"/>
    </style:style>
    <style:style style:name="gr23" style:family="graphic" style:parent-style-name="standard">
      <style:graphic-properties draw:textarea-horizontal-align="justify" draw:textarea-vertical-align="middle" draw:auto-grow-height="false" fo:min-height="0.95cm" fo:min-width="8.6cm"/>
    </style:style>
    <style:style style:name="gr24" style:family="graphic" style:parent-style-name="standard">
      <style:graphic-properties draw:textarea-horizontal-align="justify" draw:textarea-vertical-align="middle" draw:auto-grow-height="false" fo:min-height="0.95cm" fo:min-width="8.8cm"/>
    </style:style>
    <style:style style:name="gr25" style:family="graphic" style:parent-style-name="standard">
      <style:graphic-properties draw:textarea-horizontal-align="justify" draw:textarea-vertical-align="middle" draw:auto-grow-height="false" fo:min-height="1.15cm" fo:min-width="9.6cm"/>
    </style:style>
    <style:style style:name="gr26" style:family="graphic" style:parent-style-name="standard">
      <style:graphic-properties draw:textarea-horizontal-align="justify" draw:textarea-vertical-align="middle" draw:auto-grow-height="false" fo:min-height="1.15cm" fo:min-width="8.8cm"/>
    </style:style>
    <style:style style:name="gr27" style:family="graphic" style:parent-style-name="standard">
      <style:graphic-properties draw:textarea-horizontal-align="justify" draw:textarea-vertical-align="middle" draw:auto-grow-height="false" fo:min-height="1.35cm" fo:min-width="7.9cm"/>
    </style:style>
    <style:style style:name="gr28" style:family="graphic" style:parent-style-name="standard">
      <style:graphic-properties draw:textarea-horizontal-align="justify" draw:textarea-vertical-align="middle" draw:auto-grow-height="false" fo:min-height="1.05cm" fo:min-width="3.5cm"/>
    </style:style>
    <style:style style:name="gr29" style:family="graphic" style:parent-style-name="standard">
      <style:graphic-properties draw:textarea-horizontal-align="justify" draw:textarea-vertical-align="middle" draw:auto-grow-height="false" fo:min-height="1.65cm" fo:min-width="7.4cm"/>
    </style:style>
    <style:style style:name="gr30" style:family="graphic" style:parent-style-name="standard">
      <style:graphic-properties draw:textarea-horizontal-align="justify" draw:textarea-vertical-align="middle" draw:auto-grow-height="false" fo:min-height="1.35cm" fo:min-width="13.8cm"/>
    </style:style>
    <style:style style:name="gr31" style:family="graphic" style:parent-style-name="standard">
      <style:graphic-properties draw:textarea-horizontal-align="justify" draw:textarea-vertical-align="middle" draw:auto-grow-height="false" fo:min-height="1.65cm" fo:min-width="14.2cm"/>
    </style:style>
    <style:style style:name="gr32" style:family="graphic" style:parent-style-name="standard">
      <style:graphic-properties draw:textarea-horizontal-align="justify" draw:textarea-vertical-align="middle" draw:auto-grow-height="false" fo:min-height="1.25cm" fo:min-width="15.3cm"/>
    </style:style>
    <style:style style:name="gr33" style:family="graphic" style:parent-style-name="standard">
      <style:graphic-properties draw:textarea-horizontal-align="justify" draw:textarea-vertical-align="middle" draw:auto-grow-height="false" fo:min-height="1.35cm" fo:min-width="3.072cm"/>
    </style:style>
    <style:style style:name="gr34" style:family="graphic" style:parent-style-name="standard">
      <style:graphic-properties draw:textarea-horizontal-align="justify" draw:textarea-vertical-align="middle" draw:auto-grow-height="false" fo:min-height="1.35cm" fo:min-width="3.071cm"/>
    </style:style>
    <style:style style:name="gr35" style:family="graphic" style:parent-style-name="standard">
      <style:graphic-properties draw:textarea-horizontal-align="justify" draw:textarea-vertical-align="middle" draw:auto-grow-height="false" fo:min-height="2.25cm" fo:min-width="3.1cm"/>
    </style:style>
    <style:style style:name="gr36" style:family="graphic" style:parent-style-name="standard">
      <style:graphic-properties draw:textarea-horizontal-align="justify" draw:textarea-vertical-align="middle" draw:auto-grow-height="false" fo:min-height="1.65cm" fo:min-width="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8" style:family="graphic" style:parent-style-name="standard">
      <style:graphic-properties draw:textarea-horizontal-align="justify" draw:textarea-vertical-align="middle" draw:auto-grow-height="false" fo:min-height="1.05cm" fo:min-width="12cm"/>
    </style:style>
    <style:style style:name="gr39" style:family="graphic" style:parent-style-name="standard">
      <style:graphic-properties draw:textarea-horizontal-align="justify" draw:textarea-vertical-align="middle" draw:auto-grow-height="false" fo:min-height="1.05cm" fo:min-width="12.1cm"/>
    </style:style>
    <style:style style:name="gr40" style:family="graphic" style:parent-style-name="standard">
      <style:graphic-properties draw:textarea-horizontal-align="justify" draw:textarea-vertical-align="middle" draw:auto-grow-height="false" fo:min-height="1.684cm" fo:min-width="4.701cm"/>
    </style:style>
    <style:style style:name="gr41" style:family="graphic" style:parent-style-name="standard">
      <style:graphic-properties draw:textarea-horizontal-align="justify" draw:textarea-vertical-align="middle" draw:auto-grow-height="false" fo:min-height="1.95cm" fo:min-width="2.7cm"/>
    </style:style>
    <style:style style:name="gr42" style:family="graphic" style:parent-style-name="standard">
      <style:graphic-properties draw:stroke="none" svg:stroke-color="#000000" draw:fill="none" draw:fill-color="#ffffff" fo:min-height="0.45cm"/>
    </style:style>
    <style:style style:name="gr43" style:family="graphic" style:parent-style-name="standard">
      <style:graphic-properties draw:textarea-horizontal-align="justify" draw:textarea-vertical-align="middle" draw:auto-grow-height="false" fo:min-height="1.6cm" fo:min-width="1.85cm"/>
    </style:style>
    <style:style style:name="gr44" style:family="graphic" style:parent-style-name="standard">
      <style:graphic-properties draw:textarea-horizontal-align="justify" draw:textarea-vertical-align="middle" draw:auto-grow-height="false" fo:min-height="1.55cm" fo:min-width="4.9cm"/>
    </style:style>
    <style:style style:name="gr45" style:family="graphic" style:parent-style-name="standard">
      <style:graphic-properties draw:textarea-horizontal-align="justify" draw:textarea-vertical-align="middle" draw:auto-grow-height="false" fo:min-height="0.45cm" fo:min-width="3.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13.5cm" svg:height="1.4cm" svg:x="3.6cm" svg:y="2.3cm">
          <text:p text:style-name="P1">Auswahl &amp;&amp; sende anfrage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03cm" svg:height="0.954cm" svg:x="0.797cm" svg:y="2.546cm">
          <draw:text-box>
            <text:p>Client-&gt;</text:p>
          </draw:text-box>
        </draw:frame>
        <draw:custom-shape draw:style-name="gr1" draw:text-style-name="P1" xml:id="id2" draw:id="id2" draw:layer="layout" svg:width="13.5cm" svg:height="1.4cm" svg:x="3.9cm" svg:y="5.1cm">
          <text:p text:style-name="P1">Empfangen der anfrage &amp;&amp; auswerten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35cm" svg:y1="3.7cm" svg:x2="10.65cm" svg:y2="5.1cm" draw:start-shape="id1" draw:end-shape="id2" draw:end-glue-point="0" svg:d="M10350 3700v700h300v700" svg:viewBox="0 0 301 1401">
          <text:p/>
        </draw:connector>
        <draw:custom-shape draw:style-name="gr4" draw:text-style-name="P1" xml:id="id5" draw:id="id5" draw:layer="layout" svg:width="5.7cm" svg:height="2.4cm" svg:x="8.4cm" svg:y="8cm">
          <text:p text:style-name="P1">auswertun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2" draw:layer="layout" svg:width="1.4cm" svg:height="1.2cm" svg:x="7.7cm" svg:y="8.1cm">
          <draw:text-box>
            <text:p>Ja</text:p>
          </draw:text-box>
        </draw:frame>
        <draw:frame draw:style-name="gr6" draw:text-style-name="P2" draw:layer="layout" svg:width="2.1cm" svg:height="1cm" svg:x="13.2cm" svg:y="8cm">
          <draw:text-box>
            <text:p>Nein</text:p>
          </draw:text-box>
        </draw:frame>
        <draw:custom-shape draw:style-name="gr7" draw:text-style-name="P1" xml:id="id6" draw:id="id6" draw:layer="layout" svg:width="5.8cm" svg:height="1.4cm" svg:x="3.7cm" svg:y="10.9cm">
          <text:p text:style-name="P1">ende</text:p>
          <draw:enhanced-geometry svg:viewBox="0 0 21600 21600" draw:type="rectangle" draw:enhanced-path="M 0 0 L 21600 0 21600 21600 0 21600 0 0 Z N"/>
        </draw:custom-shape>
        <draw:custom-shape draw:style-name="gr8" draw:text-style-name="P1" xml:id="id3" draw:id="id3" draw:layer="layout" svg:width="5.1cm" svg:height="1.5cm" svg:x="13.4cm" svg:y="10.8cm">
          <text:p text:style-name="P1">Sende absage</text:p>
          <text:p text:style-name="P1">An Client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03cm" svg:height="0.954cm" svg:x="0.997cm" svg:y="5.4cm">
          <draw:text-box>
            <text:p>Host-&gt;</text:p>
          </draw:text-box>
        </draw:frame>
        <draw:custom-shape draw:style-name="gr9" draw:text-style-name="P1" xml:id="id4" draw:id="id4" draw:layer="layout" svg:width="14.7cm" svg:height="1.7cm" svg:x="3.9cm" svg:y="16.5cm">
          <text:p text:style-name="P1">Client empfängt absage &amp;&amp; verarbeitet si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5.95cm" svg:y1="12.3cm" svg:x2="11.25cm" svg:y2="16.5cm" draw:start-shape="id3" draw:start-glue-point="2" draw:end-shape="id4" draw:end-glue-point="0" svg:d="M15950 12300v2100h-4700v2100" svg:viewBox="0 0 4701 4201">
          <text:p/>
        </draw:connector>
        <draw:connector draw:style-name="gr3" draw:text-style-name="P3" draw:layer="layout" svg:x1="10.65cm" svg:y1="6.5cm" svg:x2="11.25cm" svg:y2="8cm" draw:start-shape="id2" draw:start-glue-point="2" draw:end-shape="id5" draw:end-glue-point="4" svg:d="M10650 6500v750h600v750" svg:viewBox="0 0 601 1501">
          <text:p/>
        </draw:connector>
        <draw:connector draw:style-name="gr3" draw:text-style-name="P3" draw:layer="layout" svg:x1="14.1cm" svg:y1="9.2cm" svg:x2="15.95cm" svg:y2="10.8cm" draw:start-shape="id5" draw:start-glue-point="7" draw:end-shape="id3" draw:end-glue-point="0" svg:d="M14100 9200h1850v1600" svg:viewBox="0 0 1851 1601">
          <text:p/>
        </draw:connector>
        <draw:connector draw:style-name="gr3" draw:text-style-name="P3" draw:layer="layout" svg:x1="8.4cm" svg:y1="9.2cm" svg:x2="6.6cm" svg:y2="10.9cm" draw:start-shape="id5" draw:end-shape="id6" draw:end-glue-point="0" svg:d="M8400 9200h-1800v1700" svg:viewBox="0 0 1801 1701">
          <text:p/>
        </draw:connector>
      </draw:page>
      <draw:page draw:name="page2" draw:style-name="dp1" draw:master-page-name="Standard">
        <draw:custom-shape draw:style-name="gr10" draw:text-style-name="P1" xml:id="id9" draw:id="id9" draw:layer="layout" svg:width="6.611cm" svg:height="0.743cm" svg:x="2.252cm" svg:y="1cm">
          <text:p text:style-name="P1">Spiel Hosten</text:p>
          <draw:enhanced-geometry svg:viewBox="0 0 21600 21600" draw:type="rectangle" draw:enhanced-path="M 0 0 L 21600 0 21600 21600 0 21600 0 0 Z N"/>
        </draw:custom-shape>
        <draw:custom-shape draw:style-name="gr11" draw:text-style-name="P1" xml:id="id8" draw:id="id8" draw:layer="layout" svg:width="6.653cm" svg:height="0.81cm" svg:x="2.21cm" svg:y="3.025cm">
          <text:p text:style-name="P1">Auswahl treffen</text:p>
          <draw:enhanced-geometry svg:viewBox="0 0 21600 21600" draw:type="rectangle" draw:enhanced-path="M 0 0 L 21600 0 21600 21600 0 21600 0 0 Z N"/>
        </draw:custom-shape>
        <draw:custom-shape draw:style-name="gr12" draw:text-style-name="P1" xml:id="id10" draw:id="id10" draw:layer="layout" svg:width="6.401cm" svg:height="0.877cm" svg:x="2.378cm" svg:y="4.781cm">
          <text:p text:style-name="P1">Hosten_Click</text:p>
          <draw:enhanced-geometry svg:viewBox="0 0 21600 21600" draw:type="rectangle" draw:enhanced-path="M 0 0 L 21600 0 21600 21600 0 21600 0 0 Z N"/>
        </draw:custom-shape>
        <draw:custom-shape draw:style-name="gr13" draw:text-style-name="P1" xml:id="id7" draw:id="id7" draw:layer="layout" svg:width="4.043cm" svg:height="2.363cm" svg:x="3.473cm" svg:y="6.873cm">
          <text:p text:style-name="P1">Auswahl OK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2" draw:layer="layout" svg:width="1.171cm" svg:height="0.954cm" svg:x="6.229cm" svg:y="8.646cm">
          <draw:text-box>
            <text:p>Ja</text:p>
          </draw:text-box>
        </draw:frame>
        <draw:frame draw:style-name="gr15" draw:text-style-name="P2" draw:layer="layout" svg:width="1.802cm" svg:height="0.954cm" svg:x="2.6cm" svg:y="6.7cm">
          <draw:text-box>
            <text:p>Nein</text:p>
          </draw:text-box>
        </draw:frame>
        <draw:connector draw:style-name="gr3" draw:text-style-name="P3" draw:layer="layout" svg:x1="3.473cm" svg:y1="8.055cm" svg:x2="2.21cm" svg:y2="3.43cm" draw:start-shape="id7" draw:start-glue-point="5" draw:end-shape="id8" draw:end-glue-point="3" svg:d="M3473 8055h-1765v-4625h502" svg:viewBox="0 0 1766 4626">
          <text:p/>
        </draw:connector>
        <draw:connector draw:style-name="gr3" draw:text-style-name="P3" draw:layer="layout" svg:x1="5.557cm" svg:y1="1.743cm" svg:x2="5.536cm" svg:y2="3.025cm" draw:start-shape="id9" draw:start-glue-point="2" draw:end-shape="id8" svg:d="M5557 1743v641h-21v641" svg:viewBox="0 0 22 1283">
          <text:p/>
        </draw:connector>
        <draw:connector draw:style-name="gr3" draw:text-style-name="P3" draw:layer="layout" svg:x1="5.536cm" svg:y1="3.835cm" svg:x2="5.578cm" svg:y2="4.781cm" draw:start-shape="id8" draw:start-glue-point="2" draw:end-shape="id10" draw:end-glue-point="0" svg:d="M5536 3835v473h42v473" svg:viewBox="0 0 43 947">
          <text:p/>
        </draw:connector>
        <draw:connector draw:style-name="gr3" draw:text-style-name="P3" draw:layer="layout" svg:x1="5.578cm" svg:y1="5.658cm" svg:x2="5.494cm" svg:y2="6.873cm" draw:start-shape="id10" draw:start-glue-point="2" draw:end-shape="id7" svg:d="M5578 5658v607h-84v608" svg:viewBox="0 0 85 1216">
          <text:p/>
        </draw:connector>
        <draw:custom-shape draw:style-name="gr16" draw:text-style-name="P1" xml:id="id11" draw:id="id11" draw:layer="layout" svg:width="6.232cm" svg:height="1.08cm" svg:x="2.715cm" svg:y="10.249cm">
          <text:p text:style-name="P1">Erstellen von Parametern </text:p>
          <text:p text:style-name="P1">wie z.B.: Spielern</text:p>
          <draw:enhanced-geometry svg:viewBox="0 0 21600 21600" draw:type="rectangle" draw:enhanced-path="M 0 0 L 21600 0 21600 21600 0 21600 0 0 Z N"/>
        </draw:custom-shape>
        <draw:custom-shape draw:style-name="gr17" draw:text-style-name="P1" xml:id="id13" draw:id="id13" draw:layer="layout" svg:width="6.443cm" svg:height="1.012cm" svg:x="2.631cm" svg:y="14.097cm">
          <text:p text:style-name="P1">Starte UDP Broadcas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495cm" svg:y1="9.236cm" svg:x2="5.831cm" svg:y2="10.249cm" draw:start-shape="id7" draw:start-glue-point="6" draw:end-shape="id11" draw:end-glue-point="0" svg:d="M5495 9236v482h336v531" svg:viewBox="0 0 337 1014">
          <text:p/>
        </draw:connector>
        <draw:connector draw:style-name="gr3" draw:text-style-name="P3" draw:layer="layout" svg:x1="5.831cm" svg:y1="11.329cm" svg:x2="5.873cm" svg:y2="12.071cm" draw:start-shape="id11" draw:start-glue-point="2" draw:end-shape="id12" draw:end-glue-point="0" svg:d="M5831 11329v452h42v290" svg:viewBox="0 0 43 743">
          <text:p/>
        </draw:connector>
        <draw:custom-shape draw:style-name="gr18" draw:text-style-name="P1" xml:id="id12" draw:id="id12" draw:layer="layout" svg:width="6.485cm" svg:height="1.081cm" svg:x="2.631cm" svg:y="12.071cm">
          <text:p text:style-name="P1">Auswahl einfrieren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852cm" svg:y1="15.109cm" svg:x2="5.81cm" svg:y2="15.717cm" draw:start-shape="id13" draw:start-glue-point="2" draw:end-shape="id14" draw:end-glue-point="0" svg:d="M5852 15109v304h-42v304" svg:viewBox="0 0 43 609">
          <text:p/>
        </draw:connector>
        <draw:custom-shape draw:style-name="gr19" draw:text-style-name="P1" xml:id="id14" draw:id="id14" draw:layer="layout" svg:width="6.527cm" svg:height="1.148cm" svg:x="2.547cm" svg:y="15.717cm">
          <text:p text:style-name="P1">Starte TCP_Listene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873cm" svg:y1="13.152cm" svg:x2="5.852cm" svg:y2="14.097cm" draw:start-shape="id12" draw:start-glue-point="2" draw:end-shape="id13" draw:end-glue-point="0" svg:d="M5873 13152v472h-21v473" svg:viewBox="0 0 22 946">
          <text:p/>
        </draw:connector>
        <draw:custom-shape draw:style-name="gr20" draw:text-style-name="P1" xml:id="id15" draw:id="id15" draw:layer="layout" svg:width="6.485cm" svg:height="1.08cm" svg:x="2.631cm" svg:y="17.472cm">
          <text:p text:style-name="P1">Evtl: warte auf client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81cm" svg:y1="16.865cm" svg:x2="5.873cm" svg:y2="17.472cm" draw:start-shape="id14" draw:start-glue-point="2" draw:end-shape="id15" draw:end-glue-point="0" svg:d="M5810 16865v304h63v303" svg:viewBox="0 0 64 608">
          <text:p/>
        </draw:connector>
        <draw:custom-shape draw:style-name="gr21" draw:text-style-name="P1" xml:id="id16" draw:id="id16" draw:layer="layout" svg:width="6.779cm" svg:height="0.81cm" svg:x="2.521cm" svg:y="21.19cm">
          <text:p text:style-name="P1">Spiel Starten_Click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873cm" svg:y1="18.552cm" svg:x2="5.91cm" svg:y2="21.19cm" draw:start-shape="id15" draw:start-glue-point="2" draw:end-shape="id16" draw:end-glue-point="0" svg:d="M5873 18552v1319h37v1319" svg:viewBox="0 0 38 2639">
          <text:p/>
        </draw:connector>
        <draw:custom-shape draw:style-name="gr13" draw:text-style-name="P1" xml:id="id17" draw:id="id17" draw:layer="layout" svg:width="4.043cm" svg:height="2.363cm" svg:x="3.973cm" svg:y="24.073cm">
          <text:p text:style-name="P1">Auswahl OK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2" draw:layer="layout" svg:width="1.171cm" svg:height="0.954cm" svg:x="6.729cm" svg:y="25.846cm">
          <draw:text-box>
            <text:p>Ja</text:p>
          </draw:text-box>
        </draw:frame>
        <draw:frame draw:style-name="gr15" draw:text-style-name="P2" draw:layer="layout" svg:width="1.802cm" svg:height="0.954cm" svg:x="3.1cm" svg:y="23.9cm">
          <draw:text-box>
            <text:p>Nein</text:p>
          </draw:text-box>
        </draw:frame>
        <draw:connector draw:style-name="gr3" draw:text-style-name="P3" draw:layer="layout" svg:x1="5.91cm" svg:y1="22cm" svg:x2="5.994cm" svg:y2="24.073cm" draw:start-shape="id16" draw:start-glue-point="2" draw:end-shape="id17" svg:d="M5910 22000v1036h84v1037" svg:viewBox="0 0 85 2074">
          <text:p/>
        </draw:connector>
        <draw:connector draw:style-name="gr3" draw:text-style-name="P3" draw:layer="layout" svg:x1="3.973cm" svg:y1="25.255cm" svg:x2="2.631cm" svg:y2="18.012cm" draw:start-shape="id17" draw:start-glue-point="5" draw:end-shape="id15" draw:end-glue-point="3" svg:d="M3973 25255h-1844v-7243h502" svg:viewBox="0 0 1845 7244">
          <text:p/>
        </draw:connector>
        <draw:custom-shape draw:style-name="gr22" draw:text-style-name="P1" xml:id="id18" draw:id="id18" draw:layer="layout" svg:width="6.9cm" svg:height="1.1cm" svg:x="2.6cm" svg:y="27.4cm">
          <text:p text:style-name="P1">Lade Spielwies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995cm" svg:y1="26.436cm" svg:x2="6.05cm" svg:y2="27.4cm" draw:start-shape="id17" draw:start-glue-point="6" draw:end-shape="id18" draw:end-glue-point="0" svg:d="M5995 26436v482h55v482" svg:viewBox="0 0 56 965">
          <text:p/>
        </draw:connector>
      </draw:page>
      <draw:page draw:name="page3" draw:style-name="dp1" draw:master-page-name="Standard">
        <draw:custom-shape draw:style-name="gr22" draw:text-style-name="P1" xml:id="id24" draw:id="id24" draw:layer="layout" svg:width="6.9cm" svg:height="1.1cm" svg:x="1.9cm" svg:y="1.6cm">
          <text:p text:style-name="P1">Lade Spielwiese</text:p>
          <draw:enhanced-geometry svg:viewBox="0 0 21600 21600" draw:type="rectangle" draw:enhanced-path="M 0 0 L 21600 0 21600 21600 0 21600 0 0 Z N"/>
        </draw:custom-shape>
        <draw:custom-shape draw:style-name="gr23" draw:text-style-name="P1" xml:id="id23" draw:id="id23" draw:layer="layout" svg:width="9.1cm" svg:height="1.2cm" svg:x="1.9cm" svg:y="3.6cm">
          <text:p text:style-name="P1">Initialisiere alles mögliche</text:p>
          <draw:enhanced-geometry svg:viewBox="0 0 21600 21600" draw:type="rectangle" draw:enhanced-path="M 0 0 L 21600 0 21600 21600 0 21600 0 0 Z N"/>
        </draw:custom-shape>
        <draw:custom-shape draw:style-name="gr24" draw:text-style-name="P1" xml:id="id22" draw:id="id22" draw:layer="layout" svg:width="9.3cm" svg:height="1.2cm" svg:x="2cm" svg:y="5.9cm">
          <text:p text:style-name="P1">Vergebe zufälliges Spielrecht</text:p>
          <draw:enhanced-geometry svg:viewBox="0 0 21600 21600" draw:type="rectangle" draw:enhanced-path="M 0 0 L 21600 0 21600 21600 0 21600 0 0 Z N"/>
        </draw:custom-shape>
        <draw:custom-shape draw:style-name="gr25" draw:text-style-name="P1" xml:id="id21" draw:id="id21" draw:layer="layout" svg:width="10.1cm" svg:height="1.4cm" svg:x="5.4cm" svg:y="8.4cm">
          <text:p text:style-name="P1">Spieler bekommt Spielrecht</text:p>
          <draw:enhanced-geometry svg:viewBox="0 0 21600 21600" draw:type="rectangle" draw:enhanced-path="M 0 0 L 21600 0 21600 21600 0 21600 0 0 Z N"/>
        </draw:custom-shape>
        <draw:custom-shape draw:style-name="gr26" draw:text-style-name="P1" xml:id="id19" draw:id="id19" draw:layer="layout" svg:width="9.3cm" svg:height="1.4cm" svg:x="9.1cm" svg:y="10.7cm">
          <text:p text:style-name="P1">Spieler spielt</text:p>
          <draw:enhanced-geometry svg:viewBox="0 0 21600 21600" draw:type="rectangle" draw:enhanced-path="M 0 0 L 21600 0 21600 21600 0 21600 0 0 Z N"/>
        </draw:custom-shape>
        <draw:custom-shape draw:style-name="gr27" draw:text-style-name="P1" xml:id="id25" draw:id="id25" draw:layer="layout" svg:width="8.4cm" svg:height="1.6cm" svg:x="1.4cm" svg:y="14cm">
          <text:p text:style-name="P1">Spieler gibt Spielrecht</text:p>
          <text:p text:style-name="P1">an den nächsten weiter</text:p>
          <draw:enhanced-geometry svg:viewBox="0 0 21600 21600" draw:type="rectangle" draw:enhanced-path="M 0 0 L 21600 0 21600 21600 0 21600 0 0 Z N"/>
        </draw:custom-shape>
        <draw:custom-shape draw:style-name="gr28" draw:text-style-name="P1" xml:id="id20" draw:id="id20" draw:layer="layout" svg:width="8cm" svg:height="2.6cm" svg:x="11.4cm" svg:y="13.6cm">
          <text:p text:style-name="P1">Hat Spieler</text:p>
          <text:p text:style-name="P1">Gewonne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3.75cm" svg:y1="12.1cm" svg:x2="15.4cm" svg:y2="13.6cm" draw:start-shape="id19" draw:start-glue-point="2" draw:end-shape="id20" draw:end-glue-point="4" svg:d="M13750 12100v750h1650v750" svg:viewBox="0 0 1651 1501">
          <text:p/>
        </draw:connector>
        <draw:connector draw:style-name="gr3" draw:text-style-name="P3" draw:layer="layout" svg:x1="10.45cm" svg:y1="9.8cm" svg:x2="13.75cm" svg:y2="10.7cm" draw:start-shape="id21" draw:start-glue-point="2" draw:end-shape="id19" draw:end-glue-point="0" svg:d="M10450 9800v450h3300v450" svg:viewBox="0 0 3301 901">
          <text:p/>
        </draw:connector>
        <draw:connector draw:style-name="gr3" draw:text-style-name="P3" draw:layer="layout" svg:x1="6.65cm" svg:y1="7.1cm" svg:x2="10.45cm" svg:y2="8.4cm" draw:start-shape="id22" draw:start-glue-point="2" draw:end-shape="id21" svg:d="M6650 7100v650h3800v650" svg:viewBox="0 0 3801 1301">
          <text:p/>
        </draw:connector>
        <draw:connector draw:style-name="gr3" draw:text-style-name="P3" draw:layer="layout" svg:x1="6.45cm" svg:y1="4.8cm" svg:x2="6.65cm" svg:y2="5.9cm" draw:start-shape="id23" draw:start-glue-point="2" draw:end-shape="id22" draw:end-glue-point="0" svg:d="M6450 4800v550h200v550" svg:viewBox="0 0 201 1101">
          <text:p/>
        </draw:connector>
        <draw:connector draw:style-name="gr3" draw:text-style-name="P3" draw:layer="layout" svg:x1="5.35cm" svg:y1="2.7cm" svg:x2="6.45cm" svg:y2="3.6cm" draw:start-shape="id24" draw:start-glue-point="2" draw:end-shape="id23" draw:end-glue-point="0" svg:d="M5350 2700v450h1100v450" svg:viewBox="0 0 1101 901">
          <text:p/>
        </draw:connector>
        <draw:connector draw:style-name="gr3" draw:text-style-name="P3" draw:layer="layout" svg:x1="11.4cm" svg:y1="14.9cm" svg:x2="9.8cm" svg:y2="14.8cm" draw:start-shape="id20" draw:start-glue-point="5" draw:end-shape="id25" draw:end-glue-point="1" svg:d="M11400 14900h-800v-100h-800" svg:viewBox="0 0 1601 101">
          <text:p/>
        </draw:connector>
        <draw:custom-shape draw:style-name="gr29" draw:text-style-name="P1" xml:id="id26" draw:id="id26" draw:layer="layout" svg:width="7.9cm" svg:height="1.9cm" svg:x="8cm" svg:y="18.6cm">
          <text:p text:style-name="P1">end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5.4cm" svg:y1="16.2cm" svg:x2="11.95cm" svg:y2="18.6cm" draw:start-shape="id20" draw:start-glue-point="6" draw:end-shape="id26" draw:end-glue-point="0" svg:d="M15400 16200v1201h-3450v1199" svg:viewBox="0 0 3451 2401">
          <text:p/>
        </draw:connector>
        <draw:connector draw:style-name="gr3" draw:text-style-name="P3" draw:layer="layout" svg:x1="5.6cm" svg:y1="14cm" svg:x2="5.4cm" svg:y2="9.1cm" draw:start-shape="id25" draw:start-glue-point="0" draw:end-shape="id21" draw:end-glue-point="3" svg:d="M5600 14000v-2100h-701v-2800h501" svg:viewBox="0 0 702 4901">
          <text:p/>
        </draw:connector>
      </draw:page>
      <draw:page draw:name="page4" draw:style-name="dp1" draw:master-page-name="Standard">
        <draw:custom-shape draw:style-name="gr30" draw:text-style-name="P1" xml:id="id37" draw:id="id37" draw:layer="layout" svg:width="14.3cm" svg:height="1.6cm" svg:x="3cm" svg:y="18.5cm">
          <text:p text:style-name="P1">Spieler bekommt Spielrcht</text:p>
          <draw:enhanced-geometry svg:viewBox="0 0 21600 21600" draw:type="rectangle" draw:enhanced-path="M 0 0 L 21600 0 21600 21600 0 21600 0 0 Z N"/>
        </draw:custom-shape>
        <draw:custom-shape draw:style-name="gr31" draw:text-style-name="P1" xml:id="id32" draw:id="id32" draw:layer="layout" svg:width="14.7cm" svg:height="1.9cm" svg:x="4.5cm" svg:y="2.3cm">
          <text:p text:style-name="P1">Forward Spielrecht zum nächsten spieler</text:p>
          <draw:enhanced-geometry svg:viewBox="0 0 21600 21600" draw:type="rectangle" draw:enhanced-path="M 0 0 L 21600 0 21600 21600 0 21600 0 0 Z N"/>
        </draw:custom-shape>
        <draw:custom-shape draw:style-name="gr32" draw:text-style-name="P1" xml:id="id27" draw:id="id27" draw:layer="layout" svg:width="15.8cm" svg:height="1.5cm" svg:x="3.5cm" svg:y="6.1cm">
          <text:p text:style-name="P1">Send TCP_Packet zu jedem beteiligten spieler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3.572cm" svg:height="1.6cm" svg:x="2.2cm" svg:y="10cm">
          <text:p text:style-name="P1">Spieler 1</text:p>
          <text:p text:style-name="P1">empfängt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3.572cm" svg:height="1.6cm" svg:x="2.2cm" svg:y="10cm">
          <text:p text:style-name="P1">Spieler 1</text:p>
          <text:p text:style-name="P1">empfängt</text:p>
          <draw:enhanced-geometry svg:viewBox="0 0 21600 21600" draw:type="rectangle" draw:enhanced-path="M 0 0 L 21600 0 21600 21600 0 21600 0 0 Z N"/>
        </draw:custom-shape>
        <draw:custom-shape draw:style-name="gr34" draw:text-style-name="P1" xml:id="id29" draw:id="id29" draw:layer="layout" svg:width="3.571cm" svg:height="1.6cm" svg:x="5.929cm" svg:y="10cm">
          <text:p text:style-name="P1">Spieler 2</text:p>
          <text:p text:style-name="P1">empfängt</text:p>
          <draw:enhanced-geometry svg:viewBox="0 0 21600 21600" draw:type="rectangle" draw:enhanced-path="M 0 0 L 21600 0 21600 21600 0 21600 0 0 Z N"/>
        </draw:custom-shape>
        <draw:custom-shape draw:style-name="gr33" draw:text-style-name="P1" xml:id="id28" draw:id="id28" draw:layer="layout" svg:width="3.572cm" svg:height="1.6cm" svg:x="2.2cm" svg:y="10cm">
          <text:p text:style-name="P1">Spieler 1</text:p>
          <text:p text:style-name="P1">empfängt</text:p>
          <draw:enhanced-geometry svg:viewBox="0 0 21600 21600" draw:type="rectangle" draw:enhanced-path="M 0 0 L 21600 0 21600 21600 0 21600 0 0 Z N"/>
        </draw:custom-shape>
        <draw:custom-shape draw:style-name="gr33" draw:text-style-name="P1" xml:id="id30" draw:id="id30" draw:layer="layout" svg:width="3.572cm" svg:height="1.6cm" svg:x="9.7cm" svg:y="10cm">
          <text:p text:style-name="P1">Spieler 3</text:p>
          <text:p text:style-name="P1">empfängt</text:p>
          <draw:enhanced-geometry svg:viewBox="0 0 21600 21600" draw:type="rectangle" draw:enhanced-path="M 0 0 L 21600 0 21600 21600 0 21600 0 0 Z N"/>
        </draw:custom-shape>
        <draw:custom-shape draw:style-name="gr34" draw:text-style-name="P1" xml:id="id31" draw:id="id31" draw:layer="layout" svg:width="3.571cm" svg:height="1.6cm" svg:x="13.429cm" svg:y="10cm">
          <text:p text:style-name="P1">Spieler 4</text:p>
          <text:p text:style-name="P1">empfäng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1.4cm" svg:y1="7.6cm" svg:x2="3.986cm" svg:y2="10cm" draw:start-shape="id27" draw:start-glue-point="2" draw:end-shape="id28" svg:d="M11400 7600v1200h-7414v1200" svg:viewBox="0 0 7415 2401">
          <text:p/>
        </draw:connector>
        <draw:connector draw:style-name="gr3" draw:text-style-name="P3" draw:layer="layout" svg:x1="11.4cm" svg:y1="7.6cm" svg:x2="7.714cm" svg:y2="10cm" draw:start-shape="id27" draw:start-glue-point="2" draw:end-shape="id29" svg:d="M11400 7600v1200h-3686v1200" svg:viewBox="0 0 3687 2401">
          <text:p/>
        </draw:connector>
        <draw:connector draw:style-name="gr3" draw:text-style-name="P3" draw:layer="layout" svg:x1="11.4cm" svg:y1="7.6cm" svg:x2="11.486cm" svg:y2="10cm" draw:start-shape="id27" draw:start-glue-point="2" draw:end-shape="id30" svg:d="M11400 7600v1200h86v1200" svg:viewBox="0 0 87 2401">
          <text:p/>
        </draw:connector>
        <draw:connector draw:style-name="gr3" draw:text-style-name="P3" draw:layer="layout" svg:x1="11.4cm" svg:y1="7.6cm" svg:x2="15.214cm" svg:y2="10cm" draw:start-shape="id27" draw:start-glue-point="2" draw:end-shape="id31" svg:d="M11400 7600v1200h3814v1200" svg:viewBox="0 0 3815 2401">
          <text:p/>
        </draw:connector>
        <draw:custom-shape draw:style-name="gr35" draw:text-style-name="P1" xml:id="id33" draw:id="id33" draw:layer="layout" svg:width="3.6cm" svg:height="2.5cm" svg:x="2.2cm" svg:y="12.6cm">
          <text:p text:style-name="P1">Prüfen</text:p>
          <text:p text:style-name="P1">Wer gemeint</text:p>
          <text:p text:style-name="P1">is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1.85cm" svg:y1="4.2cm" svg:x2="11.4cm" svg:y2="6.1cm" draw:start-shape="id32" draw:start-glue-point="2" draw:end-shape="id27" svg:d="M11850 4200v950h-450v950" svg:viewBox="0 0 451 1901">
          <text:p/>
        </draw:connector>
        <draw:connector draw:style-name="gr3" draw:text-style-name="P3" draw:layer="layout" svg:x1="3.986cm" svg:y1="11.6cm" svg:x2="4cm" svg:y2="12.6cm" draw:start-shape="id28" draw:start-glue-point="2" draw:end-shape="id33" draw:end-glue-point="0" svg:d="M3986 11600v500h14v500" svg:viewBox="0 0 15 1001">
          <text:p/>
        </draw:connector>
        <draw:custom-shape draw:style-name="gr35" draw:text-style-name="P1" xml:id="id35" draw:id="id35" draw:layer="layout" svg:width="3.6cm" svg:height="2.5cm" svg:x="9.7cm" svg:y="12.6cm">
          <text:p text:style-name="P1">Prüfen</text:p>
          <text:p text:style-name="P1">Wer gemeint</text:p>
          <text:p text:style-name="P1">ist</text:p>
          <draw:enhanced-geometry svg:viewBox="0 0 21600 21600" draw:type="rectangle" draw:enhanced-path="M 0 0 L 21600 0 21600 21600 0 21600 0 0 Z N"/>
        </draw:custom-shape>
        <draw:custom-shape draw:style-name="gr35" draw:text-style-name="P1" xml:id="id36" draw:id="id36" draw:layer="layout" svg:width="3.6cm" svg:height="2.5cm" svg:x="13.5cm" svg:y="12.6cm">
          <text:p text:style-name="P1">Prüfen</text:p>
          <text:p text:style-name="P1">Wer gemeint</text:p>
          <text:p text:style-name="P1">ist</text:p>
          <draw:enhanced-geometry svg:viewBox="0 0 21600 21600" draw:type="rectangle" draw:enhanced-path="M 0 0 L 21600 0 21600 21600 0 21600 0 0 Z N"/>
        </draw:custom-shape>
        <draw:custom-shape draw:style-name="gr35" draw:text-style-name="P1" xml:id="id34" draw:id="id34" draw:layer="layout" svg:width="3.6cm" svg:height="2.5cm" svg:x="5.9cm" svg:y="12.6cm">
          <text:p text:style-name="P1">Prüfen</text:p>
          <text:p text:style-name="P1">Wer gemeint</text:p>
          <text:p text:style-name="P1">is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7.714cm" svg:y1="11.6cm" svg:x2="7.7cm" svg:y2="12.6cm" draw:start-shape="id29" draw:start-glue-point="2" draw:end-shape="id34" draw:end-glue-point="0" svg:d="M7714 11600v500h-14v500" svg:viewBox="0 0 15 1001">
          <text:p/>
        </draw:connector>
        <draw:connector draw:style-name="gr3" draw:text-style-name="P3" draw:layer="layout" svg:x1="11.486cm" svg:y1="11.6cm" svg:x2="11.5cm" svg:y2="12.6cm" draw:start-shape="id30" draw:start-glue-point="2" draw:end-shape="id35" draw:end-glue-point="0" svg:d="M11486 11600v500h14v500" svg:viewBox="0 0 15 1001">
          <text:p/>
        </draw:connector>
        <draw:connector draw:style-name="gr3" draw:text-style-name="P3" draw:layer="layout" svg:x1="15.214cm" svg:y1="11.6cm" svg:x2="15.3cm" svg:y2="12.6cm" draw:start-shape="id31" draw:start-glue-point="2" draw:end-shape="id36" draw:end-glue-point="0" svg:d="M15214 11600v500h86v500" svg:viewBox="0 0 87 1001">
          <text:p/>
        </draw:connector>
        <draw:connector draw:style-name="gr3" draw:text-style-name="P3" draw:layer="layout" svg:x1="4cm" svg:y1="15.1cm" svg:x2="10.15cm" svg:y2="18.5cm" draw:start-shape="id33" draw:start-glue-point="2" draw:end-shape="id37" svg:d="M4000 15100v1700h6150v1700" svg:viewBox="0 0 6151 3401">
          <text:p/>
        </draw:connector>
        <draw:connector draw:style-name="gr3" draw:text-style-name="P3" draw:layer="layout" svg:x1="7.7cm" svg:y1="15.1cm" svg:x2="10.15cm" svg:y2="18.5cm" draw:start-shape="id34" draw:start-glue-point="2" draw:end-shape="id37" svg:d="M7700 15100v1700h2450v1700" svg:viewBox="0 0 2451 3401">
          <text:p/>
        </draw:connector>
        <draw:connector draw:style-name="gr3" draw:text-style-name="P3" draw:layer="layout" svg:x1="11.5cm" svg:y1="15.1cm" svg:x2="10.15cm" svg:y2="18.5cm" draw:start-shape="id35" draw:start-glue-point="2" draw:end-shape="id37" draw:end-glue-point="0" svg:d="M11500 15100v1700h-1350v1700" svg:viewBox="0 0 1351 3401">
          <text:p/>
        </draw:connector>
        <draw:connector draw:style-name="gr3" draw:text-style-name="P3" draw:layer="layout" svg:x1="15.3cm" svg:y1="15.1cm" svg:x2="10.15cm" svg:y2="18.5cm" draw:start-shape="id36" draw:start-glue-point="2" draw:end-shape="id37" draw:end-glue-point="0" svg:d="M15300 15100v1700h-5150v1700" svg:viewBox="0 0 5151 3401">
          <text:p/>
        </draw:connector>
        <draw:custom-shape draw:style-name="gr28" draw:text-style-name="P1" xml:id="id38" draw:id="id38" draw:layer="layout" svg:width="8cm" svg:height="2.6cm" svg:x="3.2cm" svg:y="22cm">
          <text:p text:style-name="P1">Hat Spieler</text:p>
          <text:p text:style-name="P1">Gewonne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1" xml:id="id39" draw:id="id39" draw:layer="layout" svg:width="3.5cm" svg:height="1.9cm" svg:x="10.5cm" svg:y="25.7cm">
          <text:p text:style-name="P1">end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1.2cm" svg:y1="23.3cm" svg:x2="12.25cm" svg:y2="25.7cm" draw:start-shape="id38" draw:start-glue-point="7" draw:end-shape="id39" draw:end-glue-point="0" svg:d="M11200 23300h1050v2400" svg:viewBox="0 0 1051 2401">
          <text:p/>
        </draw:connector>
        <draw:connector draw:style-name="gr3" draw:text-style-name="P3" draw:layer="layout" svg:x1="10.15cm" svg:y1="20.1cm" svg:x2="7.2cm" svg:y2="22cm" draw:start-shape="id37" draw:start-glue-point="2" draw:end-shape="id38" draw:end-glue-point="4" svg:d="M10150 20100v950h-2950v950" svg:viewBox="0 0 2951 1901">
          <text:p/>
        </draw:connector>
        <draw:connector draw:style-name="gr3" draw:text-style-name="P3" draw:layer="layout" draw:line-skew="-1.299cm" svg:x1="3.2cm" svg:y1="23.3cm" svg:x2="4.5cm" svg:y2="3.25cm" draw:start-shape="id38" draw:start-glue-point="5" draw:end-shape="id32" svg:d="M3200 23300h-1800v-20050h3100" svg:viewBox="0 0 3101 20051">
          <text:p/>
        </draw:connector>
        <draw:frame draw:style-name="gr5" draw:text-style-name="P2" draw:layer="layout" svg:width="1.4cm" svg:height="1.2cm" svg:x="10cm" svg:y="21.7cm">
          <draw:text-box>
            <text:p>Ja</text:p>
          </draw:text-box>
        </draw:frame>
        <draw:frame draw:style-name="gr6" draw:text-style-name="P2" draw:layer="layout" svg:width="2.1cm" svg:height="1cm" svg:x="2.7cm" svg:y="21.9cm">
          <draw:text-box>
            <text:p>Nein</text:p>
          </draw:text-box>
        </draw:frame>
      </draw:page>
      <draw:page draw:name="page5" draw:style-name="dp1" draw:master-page-name="Standard">
        <draw:frame draw:style-name="gr37" draw:text-style-name="P2" xml:id="id40" draw:id="id40" draw:layer="layout" svg:width="8.863cm" svg:height="0.954cm" svg:x="2.2cm" svg:y="1.7cm">
          <draw:text-box>
            <text:p><text:span text:style-name="T1">Spieler bekommt Spielrecht</text:span></text:p>
          </draw:text-box>
        </draw:frame>
        <draw:custom-shape draw:style-name="gr38" draw:text-style-name="P4" xml:id="id41" draw:id="id41" draw:layer="layout" svg:width="12.5cm" svg:height="1.3cm" svg:x="4.3cm" svg:y="4.1cm">
          <text:p text:style-name="P4"><text:span text:style-name="T2">Labelsetzen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6.631cm" svg:y1="2.654cm" svg:x2="10.55cm" svg:y2="4.1cm" draw:start-shape="id40" draw:start-glue-point="2" draw:end-shape="id41" draw:end-glue-point="0" svg:d="M6631 2654v723h3919v723" svg:viewBox="0 0 3920 1447">
          <text:p/>
        </draw:connector>
        <draw:custom-shape draw:style-name="gr38" draw:text-style-name="P4" xml:id="id42" draw:id="id42" draw:layer="layout" svg:width="12.5cm" svg:height="1.3cm" svg:x="4.4cm" svg:y="8.1cm">
          <text:p text:style-name="P4"><text:span text:style-name="T2">Würfel aktivieren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55cm" svg:y1="5.4cm" svg:x2="10.65cm" svg:y2="8.1cm" draw:start-shape="id41" draw:start-glue-point="2" draw:end-shape="id42" draw:end-glue-point="0" svg:d="M10550 5400v1350h100v1350" svg:viewBox="0 0 101 2701">
          <text:p/>
        </draw:connector>
        <draw:custom-shape draw:style-name="gr39" draw:text-style-name="P4" xml:id="id43" draw:id="id43" draw:layer="layout" svg:width="12.6cm" svg:height="1.3cm" svg:x="4.4cm" svg:y="12.8cm">
          <text:p text:style-name="P4"><text:span text:style-name="T2">Umstände Prüfen</text:span></text:p>
          <draw:enhanced-geometry svg:viewBox="0 0 21600 21600" draw:type="rectangle" draw:enhanced-path="M 0 0 L 21600 0 21600 21600 0 21600 0 0 Z N"/>
        </draw:custom-shape>
        <draw:custom-shape draw:style-name="gr40" draw:text-style-name="P4" xml:id="id48" draw:id="id48" draw:layer="layout" svg:width="5.2cm" svg:height="2.9cm" svg:x="8.1cm" svg:y="9.8cm">
          <text:p text:style-name="P4"><text:span text:style-name="T2">Spieler Würfelt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1" draw:text-style-name="P4" xml:id="id44" draw:id="id44" draw:layer="layout" svg:width="6.4cm" svg:height="4.4cm" svg:x="7.4cm" svg:y="15.4cm">
          <text:p text:style-name="P4"><text:span text:style-name="T2">Min. ein Spieler</text:span></text:p>
          <text:p text:style-name="P4"><text:span text:style-name="T2">Auf dem Spielf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0.7cm" svg:y1="14.1cm" svg:x2="10.6cm" svg:y2="15.4cm" draw:start-shape="id43" draw:start-glue-point="2" draw:end-shape="id44" draw:end-glue-point="4" svg:d="M10700 14100v650h-100v650" svg:viewBox="0 0 101 1301">
          <text:p/>
        </draw:connector>
        <draw:frame draw:style-name="gr37" draw:text-style-name="P2" draw:layer="layout" svg:width="1.171cm" svg:height="0.954cm" svg:x="5.7cm" svg:y="16cm">
          <draw:text-box>
            <text:p>Ja</text:p>
          </draw:text-box>
        </draw:frame>
        <draw:frame draw:style-name="gr42" draw:text-style-name="P2" draw:layer="layout" svg:width="2.1cm" svg:height="0.954cm" svg:x="13.4cm" svg:y="16.046cm">
          <draw:text-box>
            <text:p>nein</text:p>
          </draw:text-box>
        </draw:frame>
        <draw:custom-shape draw:style-name="gr43" draw:text-style-name="P4" xml:id="id47" draw:id="id47" draw:layer="layout" svg:width="4.7cm" svg:height="3.7cm" svg:x="2.3cm" svg:y="20.7cm">
          <text:p text:style-name="P4"><text:span text:style-name="T2">Spieler kann</text:span></text:p>
          <text:p text:style-name="P4"><text:span text:style-name="T2">Gerückt werde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7.4cm" svg:y1="17.6cm" svg:x2="4.7cm" svg:y2="18.4cm" draw:start-shape="id44" draw:start-glue-point="5" draw:end-shape="id45" draw:end-glue-point="0" svg:d="M7400 17600h-2700v800" svg:viewBox="0 0 2701 801">
          <text:p/>
        </draw:connector>
        <draw:custom-shape draw:style-name="gr43" draw:text-style-name="P4" xml:id="id46" draw:id="id46" draw:layer="layout" svg:width="4.7cm" svg:height="3.7cm" svg:x="13.1cm" svg:y="19.6cm">
          <text:p text:style-name="P4"><text:span text:style-name="T2">Spieler kann</text:span></text:p>
          <text:p text:style-name="P4"><text:span text:style-name="T2">Gerückt werde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3.8cm" svg:y1="17.6cm" svg:x2="15.45cm" svg:y2="19.6cm" draw:start-shape="id44" draw:end-shape="id46" draw:end-glue-point="4" svg:d="M13800 17600h1650v2000" svg:viewBox="0 0 1651 2001">
          <text:p/>
        </draw:connector>
        <draw:frame draw:style-name="gr37" draw:text-style-name="P2" draw:layer="layout" svg:width="1.171cm" svg:height="0.954cm" svg:x="6.129cm" svg:y="20.2cm">
          <draw:text-box>
            <text:p>Ja</text:p>
          </draw:text-box>
        </draw:frame>
        <draw:frame draw:style-name="gr42" draw:text-style-name="P2" draw:layer="layout" svg:width="2.1cm" svg:height="0.954cm" svg:x="2cm" svg:y="19.9cm">
          <draw:text-box>
            <text:p>nein</text:p>
          </draw:text-box>
        </draw:frame>
        <draw:frame draw:style-name="gr37" draw:text-style-name="P2" draw:layer="layout" svg:width="1.171cm" svg:height="0.954cm" svg:x="12.4cm" svg:y="19.8cm">
          <draw:text-box>
            <text:p>Ja</text:p>
          </draw:text-box>
        </draw:frame>
        <draw:frame draw:style-name="gr42" draw:text-style-name="P2" draw:layer="layout" svg:width="2.1cm" svg:height="0.954cm" svg:x="17.1cm" svg:y="19.8cm">
          <draw:text-box>
            <text:p>nein</text:p>
          </draw:text-box>
        </draw:frame>
        <draw:custom-shape draw:style-name="gr44" draw:text-style-name="P1" xml:id="id49" draw:id="id49" draw:layer="layout" svg:width="5.4cm" svg:height="1.8cm" svg:x="0.7cm" svg:y="26.3cm">
          <text:p text:style-name="P1">Spielrecht an den</text:p>
          <text:p text:style-name="P1">Nächsten geben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7cm" svg:y1="22.55cm" svg:x2="8.7cm" svg:y2="24.1cm" draw:start-shape="id47" draw:start-glue-point="7" svg:d="M7000 22550h1101v1550h599" svg:viewBox="0 0 1701 1551">
          <text:p/>
        </draw:connector>
        <draw:connector draw:style-name="gr3" draw:text-style-name="P3" draw:layer="layout" svg:x1="17.8cm" svg:y1="21.45cm" svg:x2="13.3cm" svg:y2="11.25cm" draw:start-shape="id46" draw:start-glue-point="7" draw:end-shape="id48" svg:d="M17800 21450h502v-10200h-5002" svg:viewBox="0 0 5003 10201">
          <text:p/>
        </draw:connector>
        <draw:custom-shape draw:style-name="gr45" draw:text-style-name="P4" xml:id="id45" draw:id="id45" draw:layer="layout" svg:width="4.2cm" svg:height="0.7cm" svg:x="2.6cm" svg:y="18.4cm">
          <text:p text:style-name="P1"><text:span text:style-name="T2">Würfel deaktivieren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.3cm" svg:y1="22.55cm" svg:x2="3.4cm" svg:y2="26.3cm" draw:start-shape="id47" draw:start-glue-point="5" draw:end-shape="id49" draw:end-glue-point="0" svg:d="M2300 22550h-501v2801h1601v949" svg:viewBox="0 0 1602 3751">
          <text:p/>
        </draw:connector>
        <draw:custom-shape draw:style-name="gr45" draw:text-style-name="P4" xml:id="id50" draw:id="id50" draw:layer="layout" svg:width="4.2cm" svg:height="0.7cm" svg:x="11.3cm" svg:y="24.4cm">
          <text:p text:style-name="P1"><text:span text:style-name="T2">Würfel deaktivieren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3.1cm" svg:y1="21.45cm" svg:x2="13.4cm" svg:y2="24.4cm" draw:start-shape="id46" draw:start-glue-point="5" draw:end-shape="id50" draw:end-glue-point="0" svg:d="M13100 21450h-501v2401h801v549" svg:viewBox="0 0 802 2951">
          <text:p/>
        </draw:connector>
        <draw:connector draw:style-name="gr3" draw:text-style-name="P3" draw:layer="layout" svg:x1="4.7cm" svg:y1="19.1cm" svg:x2="4.65cm" svg:y2="20.7cm" draw:start-shape="id45" draw:start-glue-point="2" draw:end-shape="id47" draw:end-glue-point="4" svg:d="M4700 19100v800h-50v800" svg:viewBox="0 0 51 1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1T01:24:44.082000000</meta:creation-date>
    <dc:date>2017-10-18T15:45:51.754000000</dc:date>
    <meta:editing-duration>PT2H57M21S</meta:editing-duration>
    <meta:editing-cycles>8</meta:editing-cycles>
    <meta:generator>LibreOffice/5.3.5.2$Windows_x86 LibreOffice_project/50d9bf2b0a79cdb85a3814b592608037a682059d</meta:generator>
    <meta:document-statistic meta:object-count="120"/>
  </office:meta>
</office:document-meta>
</file>